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CREATE DATABASE college;</text:p>
      <text:p text:style-name="Standard">Query OK, 1 row affected (0.06 sec)</text:p>
      <text:p text:style-name="Standard"/>
      <text:p text:style-name="Standard">mysql&gt; use college;</text:p>
      <text:p text:style-name="Standard">Database changed</text:p>
      <text:p text:style-name="Standard">mysql&gt; CREATE TABLE student;</text:p>
      <text:p text:style-name="Standard">ERROR 4028 (HY000): A table must have at least one visible column.</text:p>
      <text:p text:style-name="Standard">mysql&gt; CREATE TABLE student(roll INT PRIMARY KEY,name VARCHAR(20),class VARCHAR(20),marks INT,age INT);</text:p>
      <text:p text:style-name="Standard">Query OK, 0 rows affected (0.15 sec)</text:p>
      <text:p text:style-name="Standard"/>
      <text:p text:style-name="Standard">mysql&gt; DESC studen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roll <text:s/>| int <text:s text:c="8"/>| NO <text:s text:c="2"/>| PRI | NULL <text:s text:c="3"/>| <text:s text:c="6"/>|</text:p>
      <text:p text:style-name="Standard">| name <text:s/>| varchar(20) | YES <text:s/>| <text:s text:c="4"/>| NULL <text:s text:c="3"/>| <text:s text:c="6"/>|</text:p>
      <text:p text:style-name="Standard">| class | varchar(20) | YES <text:s/>| <text:s text:c="4"/>| NULL <text:s text:c="3"/>| <text:s text:c="6"/>|</text:p>
      <text:p text:style-name="Standard">| marks | int <text:s text:c="8"/>| YES <text:s/>| <text:s text:c="4"/>| NULL <text:s text:c="3"/>| <text:s text:c="6"/>|</text:p>
      <text:p text:style-name="Standard">| age <text:s text:c="2"/>| int <text:s text:c="8"/>| YES <text:s/>| <text:s text:c="4"/>| NULL <text:s text:c="3"/>| <text:s text:c="6"/>|</text:p>
      <text:p text:style-name="Standard">+-------+-------------+------+-----+---------+-------+</text:p>
      <text:p text:style-name="Standard">5 rows in set (0.07 sec)</text:p>
      <text:p text:style-name="Standard"/>
      <text:p text:style-name="Standard">mysql&gt; ALTER TABLE student</text:p>
      <text:p text:style-name="Standard"><text:s text:c="4"/>-&gt; MODIFY COLUMN marks FLOAT(2);</text:p>
      <text:p text:style-name="Standard">Query OK, 0 rows affected (0.45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roll <text:s/>| int <text:s text:c="8"/>| NO <text:s text:c="2"/>| PRI | NULL <text:s text:c="3"/>| <text:s text:c="6"/>|</text:p>
      <text:p text:style-name="Standard">| name <text:s/>| varchar(20) | YES <text:s/>| <text:s text:c="4"/>| NULL <text:s text:c="3"/>| <text:s text:c="6"/>|</text:p>
      <text:p text:style-name="Standard">| class | varchar(20) | YES <text:s/>| <text:s text:c="4"/>| NULL <text:s text:c="3"/>| <text:s text:c="6"/>|</text:p>
      <text:p text:style-name="Standard">| marks | float <text:s text:c="6"/>| YES <text:s/>| <text:s text:c="4"/>| NULL <text:s text:c="3"/>| <text:s text:c="6"/>|</text:p>
      <text:p text:style-name="Standard">| age <text:s text:c="2"/>| int <text:s text:c="8"/>| YES <text:s/>| <text:s text:c="4"/>| NULL <text:s text:c="3"/>| <text:s text:c="6"/>|</text:p>
      <text:p text:style-name="Standard">+-------+-------------+------+-----+---------+-------+</text:p>
      <text:p text:style-name="Standard">5 rows in set (0.00 sec)</text:p>
      <text:p text:style-name="Standard"/>
      <text:p text:style-name="Standard">mysql&gt; ALTER TABLE student</text:p>
      <text:p text:style-name="Standard"><text:s text:c="4"/>-&gt; DROP COLUMN age;</text:p>
      <text:p text:style-name="Standard">Query OK, 0 rows affected (0.10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+-------------+------+-----+---------+-------+</text:p>
      <text:p text:style-name="Standard">| Field | Type <text:s text:c="7"/>| Null | Key | Default | Extra |</text:p>
      <text:p text:style-name="Standard">+-------+-------------+------+-----+---------+-------+</text:p>
      <text:p text:style-name="Standard">| roll <text:s/>| int <text:s text:c="8"/>| NO <text:s text:c="2"/>| PRI | NULL <text:s text:c="3"/>| <text:s text:c="6"/>|</text:p>
      <text:p text:style-name="Standard">| name <text:s/>| varchar(20) | YES <text:s/>| <text:s text:c="4"/>| NULL <text:s text:c="3"/>| <text:s text:c="6"/>|</text:p>
      <text:p text:style-name="Standard">| class | varchar(20) | YES <text:s/>| <text:s text:c="4"/>| NULL <text:s text:c="3"/>| <text:s text:c="6"/>|</text:p>
      <text:p text:style-name="Standard"><text:soft-page-break/>| marks | float <text:s text:c="6"/>| YES <text:s/>| <text:s text:c="4"/>| NULL <text:s text:c="3"/>| <text:s text:c="6"/>|</text:p>
      <text:p text:style-name="Standard">+-------+-------------+------+-----+---------+-------+</text:p>
      <text:p text:style-name="Standard">4 rows in set (0.01 sec)</text:p>
      <text:p text:style-name="Standard"/>
      <text:p text:style-name="Standard">mysql&gt; SHOW TABLES;</text:p>
      <text:p text:style-name="Standard">+-------------------+</text:p>
      <text:p text:style-name="Standard">| Tables_in_college |</text:p>
      <text:p text:style-name="Standard">+-------------------+</text:p>
      <text:p text:style-name="Standard">| student <text:s text:c="10"/>|</text:p>
      <text:p text:style-name="Standard">+-------------------+</text:p>
      <text:p text:style-name="Standard">1 row in set (0.00 sec)</text:p>
      <text:p text:style-name="Standard"/>
      <text:p text:style-name="Standard">mysql&gt; INSERT INTO student VALUES(1,'CHANDAN','DBT',77),(2,'PALLAVI','OS',80),(3,'PARIKSHIT','OS',84);</text:p>
      <text:p text:style-name="Standard">Query OK, 3 rows affected (0.06 sec)</text:p>
      <text:p text:style-name="Standard">Records: 3 <text:s/>Duplicates: 0 <text:s/>Warnings: 0</text:p>
      <text:p text:style-name="Standard"/>
      <text:p text:style-name="Standard">mysql&gt; SELECT * FROM student;</text:p>
      <text:p text:style-name="Standard">+------+-----------+-------+-------+</text:p>
      <text:p text:style-name="Standard">| roll | name <text:s text:c="5"/>| class | marks |</text:p>
      <text:p text:style-name="Standard">+------+-----------+-------+-------+</text:p>
      <text:p text:style-name="Standard">| <text:s text:c="3"/>1 | CHANDAN <text:s text:c="2"/>| DBT <text:s text:c="2"/>| <text:s text:c="3"/>77 |</text:p>
      <text:p text:style-name="Standard">| <text:s text:c="3"/>2 | PALLAVI <text:s text:c="2"/>| OS <text:s text:c="3"/>| <text:s text:c="3"/>80 |</text:p>
      <text:p text:style-name="Standard">| <text:s text:c="3"/>3 | PARIKSHIT | OS <text:s text:c="3"/>| <text:s text:c="3"/>84 |</text:p>
      <text:p text:style-name="Standard">+------+-----------+-------+-------+</text:p>
      <text:p text:style-name="Standard">3 rows in set (0.00 sec)</text:p>
      <text:p text:style-name="Standard"/>
      <text:p text:style-name="Standard">mysql&gt; TRUNCATE student;</text:p>
      <text:p text:style-name="Standard">Query OK, 0 rows affected (0.18 sec)</text:p>
      <text:p text:style-name="Standard"/>
      <text:p text:style-name="Standard">mysql&gt; SELECT * FROM student;</text:p>
      <text:p text:style-name="Standard">Empty set (0.00 sec)</text:p>
      <text:p text:style-name="Standard"/>
      <text:p text:style-name="Standard">mysql&gt; DROP TABLE student;</text:p>
      <text:p text:style-name="Standard">Query OK, 0 rows affected (0.10 sec)</text:p>
      <text:p text:style-name="Standard"/>
      <text:p text:style-name="Standard">mysql&gt; SHOW TABLES;</text:p>
      <text:p text:style-name="Standard">Empty set (0.00 sec)</text:p>
      <text:p text:style-name="Standard"/>
      <text:p text:style-name="Standard">mysql&gt; DROP DATABASE college;</text:p>
      <text:p text:style-name="Standard">Query OK, 0 rows affected (0.10 sec)</text:p>
      <text:p text:style-name="Standard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4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23:00:46.926771126</meta:creation-date>
    <dc:date>2023-03-23T23:03:12.555733631</dc:date>
    <meta:editing-duration>PT2M28S</meta:editing-duration>
    <meta:editing-cycles>1</meta:editing-cycles>
    <meta:document-statistic meta:table-count="0" meta:image-count="0" meta:object-count="0" meta:page-count="2" meta:paragraph-count="87" meta:word-count="558" meta:character-count="3254" meta:non-whitespace-character-count="2480"/>
    <meta:generator>LibreOffice/7.3.7.2$Linux_X86_64 LibreOffice_project/30$Build-2</meta:generator>
  </office:meta>
</office:document-meta>
</file>